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16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0709in"/>
    </style:style>
    <style:style style:name="co5" style:family="table-column">
      <style:table-column-properties fo:break-before="auto" style:column-width="1.6201in"/>
    </style:style>
    <style:style style:name="co6" style:family="table-column">
      <style:table-column-properties fo:break-before="auto" style:column-width="2.5272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1.302in"/>
    </style:style>
    <style:style style:name="co9" style:family="table-column">
      <style:table-column-properties fo:break-before="auto" style:column-width="1.4902in"/>
    </style:style>
    <style:style style:name="co10" style:family="table-column">
      <style:table-column-properties fo:break-before="auto" style:column-width="0.974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9016in" fo:break-before="auto" style:use-optimal-row-height="true"/>
    </style:style>
    <style:style style:name="ro3" style:family="table-row">
      <style:table-row-properties style:row-height="1.078in" fo:break-before="auto" style:use-optimal-row-height="true"/>
    </style:style>
    <style:style style:name="ro4" style:family="table-row">
      <style:table-row-properties style:row-height="2.311in" fo:break-before="auto" style:use-optimal-row-height="true"/>
    </style:style>
    <style:style style:name="ro5" style:family="table-row">
      <style:table-row-properties style:row-height="1.4299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2189in" fo:break-before="auto" style:use-optimal-row-height="true"/>
    </style:style>
    <style:style style:name="ro8" style:family="table-row">
      <style:table-row-properties style:row-height="0.2189in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3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3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PNRR misura</text:p>
          </table:table-cell>
          <table:table-cell table:style-name="ce1" office:value-type="string" calcext:value-type="string">
            <text:p>decreto</text:p>
          </table:table-cell>
          <table:table-cell table:style-name="ce1" office:value-type="string" calcext:value-type="string">
            <text:p>allegato</text:p>
          </table:table-cell>
          <table:table-cell table:style-name="ce1" office:value-type="string" calcext:value-type="string">
            <text:p>Soggetto proponente</text:p>
          </table:table-cell>
          <table:table-cell table:style-name="ce1" office:value-type="string" calcext:value-type="string">
            <text:p>Soggetto attuatore</text:p>
          </table:table-cell>
          <table:table-cell table:style-name="ce1" office:value-type="string" calcext:value-type="string">
            <text:p>Titolo intervento</text:p>
          </table:table-cell>
          <table:table-cell table:style-name="ce1" office:value-type="string" calcext:value-type="string">
            <text:p>Costo intervento</text:p>
          </table:table-cell>
          <table:table-cell table:style-name="ce1" office:value-type="string" calcext:value-type="string">
            <text:p>Finanziamento ammissibile PNRR</text:p>
          </table:table-cell>
          <table:table-cell table:style-name="ce1" office:value-type="string" calcext:value-type="string">
            <text:p>CUP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>
            <text:p>4.1 - M2C4-I.4.1 Investimenti in infrastrutture idriche primarie per la sicurezza dell'approvvigionamento idrico</text:p>
          </table:table-cell>
          <table:table-cell table:style-name="ce2" office:value-type="string" calcext:value-type="string">
            <text:p>DM 517_202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AMAP S.p.A.</text:p>
          </table:table-cell>
          <table:table-cell table:style-name="ce2" office:value-type="string" calcext:value-type="string">
            <text:p>Potabilizzatore Presidiana</text:p>
          </table:table-cell>
          <table:table-cell table:style-name="ce4" office:value-type="float" office:value="25000000" calcext:value-type="float">
            <text:p>€25,000,000.00</text:p>
          </table:table-cell>
          <table:table-cell table:style-name="ce7" office:value-type="float" office:value="23950000" calcext:value-type="float">
            <text:p>€23,950,000.00</text:p>
          </table:table-cell>
          <table:table-cell table:style-name="ce2" office:value-type="string" calcext:value-type="string">
            <text:p>D89B20000000008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>
            <text:p>4.1 - M2C4-I.4.1 Investimenti in infrastrutture idriche primarie per la sicurezza dell'approvvigionamento idrico</text:p>
          </table:table-cell>
          <table:table-cell table:style-name="ce2" office:value-type="string" calcext:value-type="string">
            <text:p>DM 517_202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iciliacque S.p.A</text:p>
          </table:table-cell>
          <table:table-cell table:style-name="ce2" office:value-type="string" calcext:value-type="string">
            <text:p>Interventi per il potenziamento del sistema idrico della Sicilia sud-occidentale: Volumi compenso sistemi Garcia, Montescuro Ovest, Favara di Burgio</text:p>
          </table:table-cell>
          <table:table-cell table:style-name="ce4" office:value-type="float" office:value="12799005" calcext:value-type="float">
            <text:p>€12,799,005.00</text:p>
          </table:table-cell>
          <table:table-cell table:style-name="ce4" office:value-type="float" office:value="10000000" calcext:value-type="float">
            <text:p>€10,000,000.00</text:p>
          </table:table-cell>
          <table:table-cell table:style-name="ce2" office:value-type="string" calcext:value-type="string">
            <text:p>C41B21006990001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>
            <text:p>4.1 - M2C4-I.4.1 Investimenti in infrastrutture idriche primarie per la sicurezza dell'approvvigionamento idrico</text:p>
          </table:table-cell>
          <table:table-cell table:style-name="ce2" office:value-type="string" calcext:value-type="string">
            <text:p>DM 517_202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AMAP S.p.A</text:p>
          </table:table-cell>
          <table:table-cell table:style-name="ce2" office:value-type="string" calcext:value-type="string">
            <text:p>Potabilizzatore Jato - Rifacimento</text:p>
          </table:table-cell>
          <table:table-cell table:style-name="ce4" office:value-type="float" office:value="24400000" calcext:value-type="float">
            <text:p>€24,400,000.00</text:p>
          </table:table-cell>
          <table:table-cell table:style-name="ce4" office:value-type="float" office:value="23446000" calcext:value-type="float">
            <text:p>€23,446,000.00</text:p>
          </table:table-cell>
          <table:table-cell table:style-name="ce2" office:value-type="string" calcext:value-type="string">
            <text:p>D89B20000010008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table-cell table:style-name="ce2" office:value-type="string" calcext:value-type="string">
            <text:p>4.1 - M2C4-I.4.1 Investimenti in infrastrutture idriche primarie per la sicurezza dell'approvvigionamento idrico</text:p>
          </table:table-cell>
          <table:table-cell table:style-name="ce2" office:value-type="string" calcext:value-type="string">
            <text:p>DM 517_202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Siciliacque S.p.A.</text:p>
          </table:table-cell>
          <table:table-cell table:style-name="ce2" office:value-type="string" calcext:value-type="string">
            <text:p>Raddoppio del II tratto dell'acquedotto Garcia dalla vasca di disconnessione al potabilizzatore Garcia di Sambuca di Sicilia e revamping della stazione di sollevamento Garcia</text:p>
          </table:table-cell>
          <table:table-cell table:style-name="ce4" office:value-type="float" office:value="8412100" calcext:value-type="float">
            <text:p>€8,412,100.00</text:p>
          </table:table-cell>
          <table:table-cell table:style-name="ce4" office:value-type="float" office:value="6895163.67" calcext:value-type="float">
            <text:p>€6,895,163.67</text:p>
          </table:table-cell>
          <table:table-cell table:style-name="ce2" office:value-type="string" calcext:value-type="string">
            <text:p>C61B12000670001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>
            <text:p>4.1 - M2C4-I.4.1 Investimenti in infrastrutture idriche primarie per la sicurezza dell'approvvigionamento idrico</text:p>
          </table:table-cell>
          <table:table-cell table:style-name="ce2" office:value-type="string" calcext:value-type="string">
            <text:p>DM 517_202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Siciliacque S.p.A.</text:p>
          </table:table-cell>
          <table:table-cell table:style-name="ce2" office:value-type="string" calcext:value-type="string">
            <text:p>Interventi per il potenziamento del sistema idrico della Sicilia sud-occidentale: Adduzione da Montescuro Ovest per Mazara, Petrosino, Marsala</text:p>
          </table:table-cell>
          <table:table-cell table:style-name="ce4" office:value-type="float" office:value="62200000" calcext:value-type="float">
            <text:p>€62,200,000.00</text:p>
          </table:table-cell>
          <table:table-cell table:style-name="ce4" office:value-type="float" office:value="54080153.22" calcext:value-type="float">
            <text:p>€54,080,153.22</text:p>
          </table:table-cell>
          <table:table-cell table:style-name="ce2" office:value-type="string" calcext:value-type="string">
            <text:p>C21B21012820001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>
            <text:p>4.1 - M2C4-I.4.1 Investimenti in infrastrutture idriche primarie per la sicurezza dell'approvvigionamento idrico</text:p>
          </table:table-cell>
          <table:table-cell table:style-name="ce2" office:value-type="string" calcext:value-type="string">
            <text:p>DM 517_2021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ENEL GREEN POWER ITALIA SRL</text:p>
          </table:table-cell>
          <table:table-cell table:style-name="ce2" office:value-type="string" calcext:value-type="string">
            <text:p>Realizzazione Nuovo Scarico di Fondo della Diga Pozzillo</text:p>
          </table:table-cell>
          <table:table-cell table:number-columns-repeated="2" table:style-name="ce4" office:value-type="float" office:value="25000000" calcext:value-type="float">
            <text:p>€25,000,000.00</text:p>
          </table:table-cell>
          <table:table-cell table:style-name="ce2" office:value-type="string" calcext:value-type="string">
            <text:p>E53E18001100001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>
            <text:p>4.1 - M2C4-I.4.1 Investimenti in infrastrutture idriche primarie per la sicurezza dell'approvvigionamento idrico</text:p>
          </table:table-cell>
          <table:table-cell table:style-name="ce2" office:value-type="string" calcext:value-type="string">
            <text:p>DM 517_2021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Regione Siciliana</text:p>
          </table:table-cell>
          <table:table-cell table:style-name="ce2" office:value-type="string" calcext:value-type="string">
            <text:p>Adduttore alle zone irrigue dipendenti dal serbatoio "Castello" - 1° tronco dalla Diga di Castello alla diramazione Tavernola - progetto di completamento</text:p>
          </table:table-cell>
          <table:table-cell table:number-columns-repeated="2" table:style-name="ce4" office:value-type="float" office:value="8250000" calcext:value-type="float">
            <text:p>€8,250,000.00</text:p>
          </table:table-cell>
          <table:table-cell table:style-name="ce2" office:value-type="string" calcext:value-type="string">
            <text:p>G98H19000020001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>
            <text:p>4.1 - M2C4-I.4.1 Investimenti in infrastrutture idriche primarie per la sicurezza dell'approvvigionamento idrico</text:p>
          </table:table-cell>
          <table:table-cell table:style-name="ce2" office:value-type="string" calcext:value-type="string">
            <text:p>DM 517_2021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Regione Siciliana</text:p>
          </table:table-cell>
          <table:table-cell table:style-name="ce2" office:value-type="string" calcext:value-type="string">
            <text:p>Diga Rosamarina - Lavori di adeguamento del sistema di tenuta e drenaggio della diga e il miglioramento delle opere utili alla gestione dell'infrastruttura</text:p>
          </table:table-cell>
          <table:table-cell table:number-columns-repeated="2" table:style-name="ce4" office:value-type="float" office:value="8000000" calcext:value-type="float">
            <text:p>€8,000,000.00</text:p>
          </table:table-cell>
          <table:table-cell table:style-name="ce2" office:value-type="string" calcext:value-type="string">
            <text:p>G49E18000010001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>
            <text:p>4.1 - M2C4-I.4.1 Investimenti in infrastrutture idriche primarie per la sicurezza dell'approvvigionamento idrico</text:p>
          </table:table-cell>
          <table:table-cell table:style-name="ce2" office:value-type="string" calcext:value-type="string">
            <text:p>DM 517_2021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Regione Siciliana</text:p>
          </table:table-cell>
          <table:table-cell table:style-name="ce2" office:value-type="string" calcext:value-type="string">
            <text:p>Diga Olivo - Manutenzione straordinaria scarichi e sistema di tenuta</text:p>
          </table:table-cell>
          <table:table-cell table:number-columns-repeated="2" table:style-name="ce4" office:value-type="float" office:value="20000000" calcext:value-type="float">
            <text:p>€20,000,000.00</text:p>
          </table:table-cell>
          <table:table-cell table:style-name="ce2" office:value-type="string" calcext:value-type="string">
            <text:p>G39E18000020001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>
            <text:p>4.1 - M2C4-I.4.1 Investimenti in infrastrutture idriche primarie per la sicurezza dell'approvvigionamento idrico</text:p>
          </table:table-cell>
          <table:table-cell table:style-name="ce2" office:value-type="string" calcext:value-type="string">
            <text:p>DM 517_2021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Regione Siciliana</text:p>
          </table:table-cell>
          <table:table-cell table:style-name="ce2" office:value-type="string" calcext:value-type="string">
            <text:p>Diga Pietrarossa - Interventi per il completamento della diga</text:p>
          </table:table-cell>
          <table:table-cell table:number-columns-repeated="2" table:style-name="ce4" office:value-type="float" office:value="60000000" calcext:value-type="float">
            <text:p>€60,000,000.00</text:p>
          </table:table-cell>
          <table:table-cell table:style-name="ce2" office:value-type="string" calcext:value-type="string">
            <text:p>G95E18000180001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>
            <text:p>4.2 - M2C4-I4.2 Riduzione delle perdite nelle reti di distribuzione dell'acqua, compresa la digitalizzazione e il monitoraggio delle reti</text:p>
          </table:table-cell>
          <table:table-cell table:style-name="ce2" office:value-type="string" calcext:value-type="string">
            <text:p>DD n.181 - 24.03.2023</text:p>
          </table:table-cell>
          <table:table-cell table:style-name="ce2"/>
          <table:table-cell table:style-name="ce2" office:value-type="string" calcext:value-type="string">
            <text:p>Assemblea Territoriale Idrica di Catania</text:p>
          </table:table-cell>
          <table:table-cell table:style-name="ce2" office:value-type="string" calcext:value-type="string">
            <text:p>Acoset S.p.A</text:p>
          </table:table-cell>
          <table:table-cell table:style-name="ce2" office:value-type="string" calcext:value-type="string">
            <text:p>Riduzione delle perdite nelle reti di distribuzione dell'acqua, compresa la digitalizzazione e il monitoraggio delle reti idriche gestite da Acoset S.p.A.</text:p>
          </table:table-cell>
          <table:table-cell table:style-name="ce4" office:value-type="float" office:value="19493682.2" calcext:value-type="float">
            <text:p>€19,493,682.20</text:p>
          </table:table-cell>
          <table:table-cell table:style-name="ce4" office:value-type="float" office:value="15993682.2" calcext:value-type="float">
            <text:p>€15,993,682.20</text:p>
          </table:table-cell>
          <table:table-cell table:style-name="ce2" office:value-type="string" calcext:value-type="string">
            <text:p>H71D22000080003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2" office:value-type="string" calcext:value-type="string">
            <text:p>4.2 - M2C4-I4.2 Riduzione delle perdite nelle reti di distribuzione dell'acqua, compresa la digitalizzazione e il monitoraggio delle reti</text:p>
          </table:table-cell>
          <table:table-cell table:style-name="ce2" office:value-type="string" calcext:value-type="string">
            <text:p>DD n.181 - 24.03.2023</text:p>
          </table:table-cell>
          <table:table-cell table:style-name="ce2"/>
          <table:table-cell table:style-name="ce2" office:value-type="string" calcext:value-type="string">
            <text:p>Assemblea Territoriale Idrica 1 Palermo</text:p>
          </table:table-cell>
          <table:table-cell table:style-name="ce2" office:value-type="string" calcext:value-type="string">
            <text:p>Unione Comuni Madonie: Caltavuturo, Campofelice Roccella, Castelbuono, Collesano, Gangi, Geraci Siculo, Gratteri, Isnello, PetraliaSoprana, PetraliaSottana, Polizzi Generosa, Pollina, Scillato, Sclafani Bagni</text:p>
          </table:table-cell>
          <table:table-cell table:style-name="ce2" office:value-type="string" calcext:value-type="string">
            <text:p>PROGETTO DI MAPPATURA, MODELLIZZAZIONE, RICERCA PERDITE E INTERVENTI DI DISTRETTUALIZZAZIONE E DI MANUTENZIONE E RIPRISTINO PER L’EFFICIENTAMENTO DELLE RETI DI APPROVVIGIONAMENTO IDRICO UNIONE MADONIE</text:p>
          </table:table-cell>
          <table:table-cell table:style-name="ce4" office:value-type="float" office:value="17398325" calcext:value-type="float">
            <text:p>€17,398,325.00</text:p>
          </table:table-cell>
          <table:table-cell table:style-name="ce4" office:value-type="float" office:value="15794690.5" calcext:value-type="float">
            <text:p>€15,794,690.50</text:p>
          </table:table-cell>
          <table:table-cell table:style-name="ce2" office:value-type="string" calcext:value-type="string">
            <text:p>B37J22000030006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>
            <text:p>4.2 - M2C4-I4.2 Riduzione delle perdite nelle reti di distribuzione dell'acqua, compresa la digitalizzazione e il monitoraggio delle reti</text:p>
          </table:table-cell>
          <table:table-cell table:style-name="ce2" office:value-type="string" calcext:value-type="string">
            <text:p>DD n.181 - 24.03.2023</text:p>
          </table:table-cell>
          <table:table-cell table:style-name="ce2"/>
          <table:table-cell table:style-name="ce2" office:value-type="string" calcext:value-type="string">
            <text:p>Assemblea Territoriale Idrica di Catania</text:p>
          </table:table-cell>
          <table:table-cell table:style-name="ce2" office:value-type="string" calcext:value-type="string">
            <text:p>Acque Aurora S.r.l.</text:p>
          </table:table-cell>
          <table:table-cell table:style-name="ce2" office:value-type="string" calcext:value-type="string">
            <text:p>Progetto di riduzione delle perdite nelle reti di distribuzione dell’acqua gestite da Reti Acquedotti Riuniti Srl - Intervento 2 gestore Acque Aurora Srl</text:p>
          </table:table-cell>
          <table:table-cell table:style-name="ce4" office:value-type="float" office:value="793044.15" calcext:value-type="float">
            <text:p>€793,044.15</text:p>
          </table:table-cell>
          <table:table-cell table:style-name="ce4" office:value-type="float" office:value="693044.15" calcext:value-type="float">
            <text:p>€693,044.15</text:p>
          </table:table-cell>
          <table:table-cell table:style-name="ce2" office:value-type="string" calcext:value-type="string">
            <text:p>G27J22000000004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2" office:value-type="string" calcext:value-type="string">
            <text:p>4.2 - M2C4-I4.2 Riduzione delle perdite nelle reti di distribuzione dell'acqua, compresa la digitalizzazione e il monitoraggio delle reti</text:p>
          </table:table-cell>
          <table:table-cell table:style-name="ce2" office:value-type="string" calcext:value-type="string">
            <text:p>DD n.181 - 24.03.2023</text:p>
          </table:table-cell>
          <table:table-cell table:style-name="ce2"/>
          <table:table-cell table:style-name="ce2" office:value-type="string" calcext:value-type="string">
            <text:p>Assemblea Territoriale Idrica di Catania</text:p>
          </table:table-cell>
          <table:table-cell table:style-name="ce2" office:value-type="string" calcext:value-type="string">
            <text:p>Comune di Bronte</text:p>
          </table:table-cell>
          <table:table-cell table:style-name="ce2" office:value-type="string" calcext:value-type="string">
            <text:p>PROGETTO PER LA RIDUZIONE DELLE PERDITE DELLE RETI DI DISTRIBUZIONE DELL’ACQUA COMPRESA LA DIGITALIZZAZIONE E IL MONITORAGGIO DELLE RETI GESTITE DAL COMUNE DI BRONTE (CT)</text:p>
          </table:table-cell>
          <table:table-cell table:style-name="ce4" office:value-type="float" office:value="3496866" calcext:value-type="float">
            <text:p>€3,496,866.00</text:p>
          </table:table-cell>
          <table:table-cell table:style-name="ce4" office:value-type="float" office:value="3440916" calcext:value-type="float">
            <text:p>€3,440,916.00</text:p>
          </table:table-cell>
          <table:table-cell table:style-name="ce2" office:value-type="string" calcext:value-type="string">
            <text:p>D91D22000070006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2" office:value-type="string" calcext:value-type="string">
            <text:p>4.2 - M2C4-I4.2 Riduzione delle perdite nelle reti di distribuzione dell'acqua, compresa la digitalizzazione e il monitoraggio delle reti</text:p>
          </table:table-cell>
          <table:table-cell table:style-name="ce2" office:value-type="string" calcext:value-type="string">
            <text:p>DD n.181 - 24.03.2023</text:p>
          </table:table-cell>
          <table:table-cell table:style-name="ce2"/>
          <table:table-cell table:style-name="ce2" office:value-type="string" calcext:value-type="string">
            <text:p>Assemblea Territoriale Idrica di Catania</text:p>
          </table:table-cell>
          <table:table-cell table:style-name="ce2" office:value-type="string" calcext:value-type="string">
            <text:p>Sidra S.p.A.</text:p>
          </table:table-cell>
          <table:table-cell table:style-name="ce2" office:value-type="string" calcext:value-type="string">
            <text:p>COMPLETAMENTO DEGLI INTERVENTI PER LA RIDUZIONE DELLE PERDITE NELLE RETI DI DISTRIBUZIONE DELL’ACQUA, COMPRESA LA DIGITALIZZAZIONE ED IL MONITORAGGIO DELLE RETI - GESTORE SIDRA SPA</text:p>
          </table:table-cell>
          <table:table-cell table:style-name="ce4" office:value-type="float" office:value="34340679" calcext:value-type="float">
            <text:p>€34,340,679.00</text:p>
          </table:table-cell>
          <table:table-cell table:style-name="ce4" office:value-type="float" office:value="31000000" calcext:value-type="float">
            <text:p>€31,000,000.00</text:p>
          </table:table-cell>
          <table:table-cell table:style-name="ce2" office:value-type="string" calcext:value-type="string">
            <text:p>H81D22000010004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table-cell table:style-name="ce2" office:value-type="string" calcext:value-type="string">
            <text:p>4.2 - M2C4-I4.2 Riduzione delle perdite nelle reti di distribuzione dell'acqua, compresa la digitalizzazione e il monitoraggio delle reti</text:p>
          </table:table-cell>
          <table:table-cell table:style-name="ce2" office:value-type="string" calcext:value-type="string">
            <text:p>DD n.181 - 24.03.2023</text:p>
          </table:table-cell>
          <table:table-cell table:style-name="ce2"/>
          <table:table-cell table:style-name="ce2" office:value-type="string" calcext:value-type="string">
            <text:p>Assemblea Territoriale Idrica 1 Palermo</text:p>
          </table:table-cell>
          <table:table-cell table:style-name="ce2" office:value-type="string" calcext:value-type="string">
            <text:p>AMAP spa</text:p>
          </table:table-cell>
          <table:table-cell table:style-name="ce2" office:value-type="string" calcext:value-type="string">
            <text:p>Completamento della nuova rete idrica di Palermo: condotte di alimentazione primaria dai Serbatoi, rinnovo del piping dei serbatoi e rete di distribuzione in dx Oreto</text:p>
          </table:table-cell>
          <table:table-cell table:number-columns-repeated="2" table:style-name="ce4" office:value-type="float" office:value="49550000" calcext:value-type="float">
            <text:p>€49,550,000.00</text:p>
          </table:table-cell>
          <table:table-cell table:style-name="ce2" office:value-type="string" calcext:value-type="string">
            <text:p>D75H22000010002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>
            <text:p>4.2 - M2C4-I4.2 Riduzione delle perdite nelle reti di distribuzione dell'acqua, compresa la digitalizzazione e il monitoraggio delle reti</text:p>
          </table:table-cell>
          <table:table-cell table:style-name="ce2" office:value-type="string" calcext:value-type="string">
            <text:p>DD n.181 - 24.03.2023</text:p>
          </table:table-cell>
          <table:table-cell table:style-name="ce2"/>
          <table:table-cell table:style-name="ce2" office:value-type="string" calcext:value-type="string">
            <text:p>Assemblea Territoriale Idrica di Catania</text:p>
          </table:table-cell>
          <table:table-cell table:style-name="ce2" office:value-type="string" calcext:value-type="string">
            <text:p>Servizi Idrici Etnei S.p.A.</text:p>
          </table:table-cell>
          <table:table-cell table:style-name="ce2" office:value-type="string" calcext:value-type="string">
            <text:p>Progetto di riduzione delle perdite nelle reti di distribuzioni dell’acqua gestite da SERVIZI IDRICI ETNEI S.p.A.</text:p>
          </table:table-cell>
          <table:table-cell table:style-name="ce5" office:value-type="float" office:value="16899026.6" calcext:value-type="float">
            <text:p>€16,899,026.60</text:p>
          </table:table-cell>
          <table:table-cell table:style-name="ce4" office:value-type="float" office:value="16730036" calcext:value-type="float">
            <text:p>€16,730,036.00</text:p>
          </table:table-cell>
          <table:table-cell table:style-name="ce2" office:value-type="string" calcext:value-type="string">
            <text:p>I44G22000000006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table-cell table:style-name="ce2" office:value-type="string" calcext:value-type="string">
            <text:p>4.2 - M2C4-I4.2 Riduzione delle perdite nelle reti di distribuzione dell'acqua, compresa la digitalizzazione e il monitoraggio delle reti</text:p>
          </table:table-cell>
          <table:table-cell table:style-name="ce2" office:value-type="string" calcext:value-type="string">
            <text:p>DD n.181 - 24.03.2023</text:p>
          </table:table-cell>
          <table:table-cell table:style-name="ce2"/>
          <table:table-cell table:style-name="ce2" office:value-type="string" calcext:value-type="string">
            <text:p>Assemblea Territoriale Idrica di Catania</text:p>
          </table:table-cell>
          <table:table-cell table:style-name="ce2" office:value-type="string" calcext:value-type="string">
            <text:p>Sogip e Ama Rete di'imprese</text:p>
          </table:table-cell>
          <table:table-cell table:style-name="ce2" office:value-type="string" calcext:value-type="string">
            <text:p>PROGETTO DI COMPLETAMENTO DELLA DIGITALIZZAZIONE E LA RIDUZIONE DELLE PERDITE DELLE RETI DI DISTRIBUZIONE GESTITE DA SO.G.I.P. e A.M.A.</text:p>
          </table:table-cell>
          <table:table-cell table:style-name="ce4" office:value-type="float" office:value="13300000" calcext:value-type="float">
            <text:p>€13,300,000.00</text:p>
          </table:table-cell>
          <table:table-cell table:style-name="ce4" office:value-type="float" office:value="13000000" calcext:value-type="float">
            <text:p>€13,000,000.00</text:p>
          </table:table-cell>
          <table:table-cell table:style-name="ce2" office:value-type="string" calcext:value-type="string">
            <text:p>E62E22000670003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table-cell table:style-name="ce2" office:value-type="string" calcext:value-type="string">
            <text:p>4.2 - M2C4-I4.2 Riduzione delle perdite nelle reti di distribuzione dell'acqua, compresa la digitalizzazione e il monitoraggio delle reti</text:p>
          </table:table-cell>
          <table:table-cell table:style-name="ce2" office:value-type="string" calcext:value-type="string">
            <text:p>Decreto n. 594 - 24.08.2022</text:p>
          </table:table-cell>
          <table:table-cell table:style-name="ce2"/>
          <table:table-cell table:style-name="ce2" office:value-type="string" calcext:value-type="string">
            <text:p>ATI MESSINA</text:p>
          </table:table-cell>
          <table:table-cell table:style-name="ce2" office:value-type="string" calcext:value-type="string">
            <text:p>A.M.A.M. Azienda Meridionale Acque Messina S.p.A.</text:p>
          </table:table-cell>
          <table:table-cell table:style-name="ce2" office:value-type="string" calcext:value-type="string">
            <text:p>INTERVENTI DI RAZIONALIZZAZIONE, EFFICIENTAMENTO E RIDUZIONE DELLE PERDITE DELLE RETI IDRICHE INTERNE DI MESSINA</text:p>
          </table:table-cell>
          <table:table-cell table:style-name="ce4" office:value-type="float" office:value="20727496.65" calcext:value-type="float">
            <text:p>€20,727,496.65</text:p>
          </table:table-cell>
          <table:table-cell table:style-name="ce4" office:value-type="float" office:value="17217565.96" calcext:value-type="float">
            <text:p>€17,217,565.96</text:p>
          </table:table-cell>
          <table:table-cell table:style-name="ce2" office:value-type="string" calcext:value-type="string">
            <text:p>F49J21017740006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2" table:number-columns-repeated="6"/>
          <table:table-cell table:style-name="ce6" table:number-columns-repeated="2"/>
          <table:table-cell table:style-name="ce2" table:number-columns-repeated="18"/>
          <table:table-cell table:number-columns-repeated="998"/>
        </table:table-row>
        <table:table-row table:style-name="ro7" table:number-rows-repeated="953">
          <table:table-cell table:style-name="ce2" table:number-columns-repeated="26"/>
          <table:table-cell table:number-columns-repeated="998"/>
        </table:table-row>
        <table:table-row table:style-name="ro8" table:number-rows-repeated="104760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text>€</number:text>
      <number:number number:decimal-places="2" number:min-decimal-places="2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/00/0000</text:date>, <text:time style:data-style-name="N2" text:time-value="20:10:58.7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fo" style:display-name="PageStyle_in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08T20:12:47.440000000</dc:date>
    <meta:editing-duration>PT2M27S</meta:editing-duration>
    <meta:editing-cycles>2</meta:editing-cycles>
    <meta:document-statistic meta:table-count="1" meta:cell-count="161" meta:object-count="0"/>
  </office:meta>
</office:document-meta>
</file>